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4.2521in" table:align="margins"/>
    </style:style>
    <style:style style:name="Table1.A" style:family="table-column">
      <style:table-column-properties style:column-width="2.1257in" style:rel-column-width="32767*"/>
    </style:style>
    <style:style style:name="Table1.B" style:family="table-column">
      <style:table-column-properties style:column-width="2.1264in" style:rel-column-width="32768*"/>
    </style:style>
    <style:style style:name="Table1.A1" style:family="table-cell">
      <style:table-cell-properties fo:background-color="#ffb66c" fo:padding="0in" fo:border="0.5pt solid #2a6099" style:writing-mode="page">
        <style:background-image/>
      </style:table-cell-properties>
    </style:style>
    <style:style style:name="P1" style:family="paragraph" style:parent-style-name="Table_20_Contents">
      <style:text-properties officeooo:rsid="0009f9c7" officeooo:paragraph-rsid="0009f9c7"/>
    </style:style>
    <style:style style:name="P2" style:family="paragraph">
      <loext:graphic-properties draw:fill="solid" draw:fill-color="#bf819e"/>
      <style:paragraph-properties style:writing-mode="lr-tb"/>
    </style:style>
    <style:style style:name="gr1" style:family="graphic">
      <style:graphic-properties draw:stroke="none" svg:stroke-color="#000000" draw:fill="solid" draw:fill-color="#bf819e" fo:min-height="1.725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236037402256">
          <table:table-cell table:style-name="Table1.A1" office:value-type="string">
            <text:p text:style-name="P1">Table</text:p>
            <text:p text:style-name="P1">with</text:p>
            <text:p text:style-name="P1">a</text:p>
            <text:p text:style-name="P1">large-ish</text:p>
            <text:p text:style-name="P1">cell</text:p>
            <text:p text:style-name="P1">height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3603740760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frame text:anchor-type="char" draw:z-index="0" draw:name="Text Frame 1" draw:style-name="gr1" draw:text-style-name="P2" svg:width="1.8504in" svg:height="1.726in" svg:x="0.2799in" svg:y="0.0701in"><draw:text-box><text:p>Textbox</text:p><text:p>Too</text:p><text:p>Big</text:p><text:p>To</text:p><text:p>Fit</text:p><text:p>On</text:p><text:p>One</text:p><text:p>Page</text:p><text:p/></draw:text-box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12:42:24.642933760</meta:creation-date>
    <dc:date>2022-02-07T14:34:29.721010932</dc:date>
    <meta:editing-duration>PT6M38S</meta:editing-duration>
    <meta:editing-cycles>6</meta:editing-cycles>
    <meta:generator>LibreOfficeDev/7.4.0.0.alpha0$Linux_X86_64 LibreOffice_project/7fdf6068773d0c48c6af060527c6d92bbe41829f</meta:generator>
    <meta:document-statistic meta:table-count="1" meta:image-count="0" meta:object-count="0" meta:page-count="1" meta:paragraph-count="6" meta:word-count="6" meta:character-count="29" meta:non-whitespace-character-count="29"/>
  </office:meta>
</office:document-meta>
</file>